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automatic-styles>
    <style:style style:name="P1" style:family="paragraph" style:parent-style-name="Standard">
      <style:text-properties officeooo:rsid="0009f216" officeooo:paragraph-rsid="0009f216"/>
    </style:style>
    <style:style style:name="P2" style:family="paragraph" style:parent-style-name="Standard">
      <style:text-properties officeooo:rsid="0009f216" officeooo:paragraph-rsid="00245cd5"/>
    </style:style>
    <style:style style:name="P3" style:family="paragraph" style:parent-style-name="Standard">
      <style:text-properties officeooo:rsid="000af14d" officeooo:paragraph-rsid="000af14d"/>
    </style:style>
    <style:style style:name="P4" style:family="paragraph" style:parent-style-name="Standard">
      <style:text-properties fo:font-weight="bold" officeooo:rsid="0009f216" officeooo:paragraph-rsid="0009f216" style:font-weight-asian="bold" style:font-weight-complex="bold"/>
    </style:style>
    <style:style style:name="P5" style:family="paragraph" style:parent-style-name="Standard">
      <style:text-properties fo:font-weight="bold" officeooo:rsid="00125680" officeooo:paragraph-rsid="0018aa82" style:font-weight-asian="bold" style:font-weight-complex="bold"/>
    </style:style>
    <style:style style:name="P6" style:family="paragraph" style:parent-style-name="Standard">
      <style:text-properties fo:font-weight="bold" officeooo:rsid="001bb2bc" officeooo:paragraph-rsid="001bb2bc" style:font-weight-asian="bold" style:font-weight-complex="bold"/>
    </style:style>
    <style:style style:name="P7" style:family="paragraph" style:parent-style-name="Standard">
      <style:text-properties fo:font-weight="bold" officeooo:rsid="001d78d8" officeooo:paragraph-rsid="001d78d8" style:font-weight-asian="bold" style:font-weight-complex="bold"/>
    </style:style>
    <style:style style:name="P8" style:family="paragraph" style:parent-style-name="Standard">
      <style:text-properties fo:font-weight="bold" officeooo:rsid="001d78d8" officeooo:paragraph-rsid="001b31d0" style:font-weight-asian="bold" style:font-weight-complex="bold"/>
    </style:style>
    <style:style style:name="P9" style:family="paragraph" style:parent-style-name="Standard">
      <style:text-properties fo:font-weight="bold" officeooo:rsid="001d9b30" officeooo:paragraph-rsid="001d9b30" style:font-weight-asian="bold" style:font-weight-complex="bold"/>
    </style:style>
    <style:style style:name="P10" style:family="paragraph" style:parent-style-name="Standard">
      <style:text-properties fo:font-weight="bold" officeooo:rsid="001eb5e8" officeooo:paragraph-rsid="001eb5e8" style:font-weight-asian="bold" style:font-weight-complex="bold"/>
    </style:style>
    <style:style style:name="P11" style:family="paragraph" style:parent-style-name="Standard">
      <style:text-properties fo:font-weight="bold" officeooo:rsid="00222bb9" officeooo:paragraph-rsid="00222bb9" style:font-weight-asian="bold" style:font-weight-complex="bold"/>
    </style:style>
    <style:style style:name="P12" style:family="paragraph" style:parent-style-name="Standard">
      <style:text-properties officeooo:rsid="00148a84" officeooo:paragraph-rsid="0018aa82"/>
    </style:style>
    <style:style style:name="P13" style:family="paragraph" style:parent-style-name="Standard">
      <style:text-properties officeooo:rsid="00125680" officeooo:paragraph-rsid="0018aa82"/>
    </style:style>
    <style:style style:name="P14" style:family="paragraph" style:parent-style-name="Standard">
      <style:text-properties officeooo:rsid="001309ce" officeooo:paragraph-rsid="0018aa82"/>
    </style:style>
    <style:style style:name="P15" style:family="paragraph" style:parent-style-name="Standard">
      <style:text-properties officeooo:rsid="000b50f2" officeooo:paragraph-rsid="000b50f2"/>
    </style:style>
    <style:style style:name="P16" style:family="paragraph" style:parent-style-name="Standard">
      <style:text-properties officeooo:rsid="001b31d0" officeooo:paragraph-rsid="001b31d0"/>
    </style:style>
    <style:style style:name="P17" style:family="paragraph" style:parent-style-name="Standard">
      <style:text-properties officeooo:rsid="001d78d8" officeooo:paragraph-rsid="001d78d8"/>
    </style:style>
    <style:style style:name="P18" style:family="paragraph" style:parent-style-name="Standard">
      <style:text-properties officeooo:rsid="001d78d8" officeooo:paragraph-rsid="001d9b30"/>
    </style:style>
    <style:style style:name="P19" style:family="paragraph" style:parent-style-name="Standard">
      <style:text-properties officeooo:rsid="001d9b30" officeooo:paragraph-rsid="001d9b30"/>
    </style:style>
    <style:style style:name="P20" style:family="paragraph" style:parent-style-name="Standard">
      <style:text-properties fo:font-weight="normal" officeooo:rsid="001efb81" officeooo:paragraph-rsid="001efb81" style:font-weight-asian="normal" style:font-weight-complex="normal"/>
    </style:style>
    <style:style style:name="P21" style:family="paragraph" style:parent-style-name="Standard">
      <style:text-properties fo:font-weight="normal" officeooo:rsid="0021e58a" officeooo:paragraph-rsid="0021e58a" style:font-weight-asian="normal" style:font-weight-complex="normal"/>
    </style:style>
    <style:style style:name="P22" style:family="paragraph" style:parent-style-name="Standard">
      <style:text-properties fo:font-weight="normal" officeooo:rsid="00222bb9" officeooo:paragraph-rsid="00222bb9" style:font-weight-asian="normal" style:font-weight-complex="normal"/>
    </style:style>
    <style:style style:name="P23" style:family="paragraph" style:parent-style-name="Standard">
      <style:text-properties fo:font-style="normal" fo:font-weight="normal" officeooo:rsid="001eb5e8" officeooo:paragraph-rsid="001eb5e8" style:font-style-asian="normal" style:font-weight-asian="normal" style:font-style-complex="normal" style:font-weight-complex="normal"/>
    </style:style>
    <style:style style:name="P24" style:family="paragraph" style:parent-style-name="Standard">
      <style:text-properties fo:font-style="normal" fo:font-weight="normal" officeooo:rsid="0020276c" officeooo:paragraph-rsid="0020276c" style:font-style-asian="normal" style:font-weight-asian="normal" style:font-style-complex="normal" style:font-weight-complex="normal"/>
    </style:style>
    <style:style style:name="P25" style:family="paragraph" style:parent-style-name="Standard">
      <style:text-properties fo:font-style="normal" fo:font-weight="normal" officeooo:rsid="0025f79e" officeooo:paragraph-rsid="0025f79e" style:font-style-asian="normal" style:font-weight-asian="normal" style:font-style-complex="normal" style:font-weight-complex="normal"/>
    </style:style>
    <style:style style:name="P26" style:family="paragraph" style:parent-style-name="Standard">
      <style:text-properties fo:font-style="normal" fo:font-weight="bold" officeooo:rsid="001eb5e8" officeooo:paragraph-rsid="001eb5e8" style:font-style-asian="normal" style:font-weight-asian="bold" style:font-style-complex="normal" style:font-weight-complex="bold"/>
    </style:style>
    <style:style style:name="P27" style:family="paragraph" style:parent-style-name="Standard">
      <style:text-properties fo:font-style="normal" fo:font-weight="bold" officeooo:rsid="0020276c" officeooo:paragraph-rsid="0020276c" style:font-style-asian="normal" style:font-weight-asian="bold" style:font-style-complex="normal" style:font-weight-complex="bold"/>
    </style:style>
    <style:style style:name="P28" style:family="paragraph" style:parent-style-name="Standard">
      <style:text-properties officeooo:rsid="00245cd5" officeooo:paragraph-rsid="00245cd5"/>
    </style:style>
    <style:style style:name="P29" style:family="paragraph" style:parent-style-name="Standard">
      <style:text-properties officeooo:rsid="0019331e" officeooo:paragraph-rsid="00245cd5"/>
    </style:style>
    <style:style style:name="P30" style:family="paragraph" style:parent-style-name="Standard">
      <style:text-properties fo:font-style="normal" fo:font-weight="normal" officeooo:rsid="0027dda3" officeooo:paragraph-rsid="00280b13" style:font-style-asian="normal" style:font-weight-asian="normal" style:font-style-complex="normal" style:font-weight-complex="normal"/>
    </style:style>
    <style:style style:name="P31" style:family="paragraph" style:parent-style-name="Standard">
      <style:text-properties fo:font-style="normal" fo:font-weight="normal" officeooo:rsid="0027dda3" officeooo:paragraph-rsid="002a4c59"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fo:font-weight="normal" officeooo:rsid="0027dda3" officeooo:paragraph-rsid="002a4c59" style:font-style-asian="normal" style:font-weight-asian="normal" style:font-style-complex="normal" style:font-weight-complex="normal"/>
    </style:style>
    <style:style style:name="P33" style:family="paragraph" style:parent-style-name="Standard">
      <style:text-properties fo:font-style="normal" fo:font-weight="normal" officeooo:rsid="0025f79e" officeooo:paragraph-rsid="002a4c59" style:font-style-asian="normal" style:font-weight-asian="normal" style:font-style-complex="normal" style:font-weight-complex="normal"/>
    </style:style>
    <style:style style:name="P34" style:family="paragraph" style:parent-style-name="Standard">
      <style:text-properties officeooo:paragraph-rsid="002a4c59"/>
    </style:style>
    <style:style style:name="T1" style:family="text">
      <style:text-properties officeooo:rsid="000af14d"/>
    </style:style>
    <style:style style:name="T2" style:family="text">
      <style:text-properties officeooo:rsid="000cf237"/>
    </style:style>
    <style:style style:name="T3" style:family="text">
      <style:text-properties officeooo:rsid="000ea8bc"/>
    </style:style>
    <style:style style:name="T4" style:family="text">
      <style:text-properties officeooo:rsid="001309ce"/>
    </style:style>
    <style:style style:name="T5" style:family="text">
      <style:text-properties officeooo:rsid="00148a84"/>
    </style:style>
    <style:style style:name="T6" style:family="text">
      <style:text-properties officeooo:rsid="0018aa82"/>
    </style:style>
    <style:style style:name="T7" style:family="text">
      <style:text-properties officeooo:rsid="0018cacd"/>
    </style:style>
    <style:style style:name="T8" style:family="text">
      <style:text-properties officeooo:rsid="001b31d0"/>
    </style:style>
    <style:style style:name="T9" style:family="text">
      <style:text-properties fo:font-weight="bold" style:font-weight-asian="bold" style:font-weight-complex="bold"/>
    </style:style>
    <style:style style:name="T10" style:family="text">
      <style:text-properties officeooo:rsid="001d9b30"/>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1d9b30" style:font-style-asian="normal" style:font-style-complex="normal"/>
    </style:style>
    <style:style style:name="T14" style:family="text">
      <style:text-properties fo:font-style="normal" fo:font-weight="normal" officeooo:rsid="0025f79e" style:font-style-asian="normal" style:font-weight-asian="normal" style:font-style-complex="normal" style:font-weight-complex="normal"/>
    </style:style>
    <style:style style:name="T15" style:family="text">
      <style:text-properties fo:font-style="normal" fo:font-weight="normal" officeooo:rsid="002a4c59" style:font-style-asian="normal" style:font-weight-asian="normal" style:font-style-complex="normal" style:font-weight-complex="normal"/>
    </style:style>
    <style:style style:name="T16" style:family="text">
      <style:text-properties officeooo:rsid="0027dda3"/>
    </style:style>
    <style:style style:name="T17" style:family="text">
      <style:text-properties officeooo:rsid="00280b13"/>
    </style:style>
    <style:style style:name="T18" style:family="text">
      <style:text-properties officeooo:rsid="002a4c59"/>
    </style:style>
    <style:style style:name="T19" style:family="text">
      <style:text-properties officeooo:rsid="002b1375"/>
    </style:style>
    <style:style style:name="T20" style:family="text">
      <style:text-properties officeooo:rsid="002bb6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1. The power of an idea – but which idea?</text:p>
      <text:p text:style-name="P31">- <text:span text:style-name="T18">JDP emerged from older islamist movements</text:span></text:p>
      <text:p text:style-name="P31">- <text:span text:style-name="T18">created a new ideology and gained power over power networks</text:span></text:p>
      <text:p text:style-name="P31">- <text:span text:style-name="T18">but how does this idea look like, which dynamics arrise in it?</text:span></text:p>
      <text:p text:style-name="P31">- <text:span text:style-name="T18">thesis question?</text:span></text:p>
      <text:p text:style-name="P34"><text:span text:style-name="T15">2</text:span><text:span text:style-name="T14">. Dynamics inside 'conservative democracy'</text:span></text:p>
      <text:p text:style-name="P34"><text:span text:style-name="T14">- </text:span><text:span text:style-name="T15">two important parts of the ideology of the JDP are the EU-membership and moderate islamism</text:span></text:p>
      <text:p text:style-name="P34"><text:span text:style-name="T15">- why have they been benefitting the JDP and what role do they play?</text:span></text:p>
      <text:p text:style-name="P34"><text:span text:style-name="T15">- did they change over the time?</text:span></text:p>
      <text:p text:style-name="P33"><text:span text:style-name="T18">2</text:span>.1 The role of the 'membership in the EU' in JDP's ideology</text:p>
      <text:p text:style-name="P33">- <text:span text:style-name="T18">seemed to be progressive, modern, reforming a broken system</text:span></text:p>
      <text:p text:style-name="P33">- <text:span text:style-name="T18">promise to solve the turkish economic crisis, appealing to new islamic bourgeoisie</text:span></text:p>
      <text:p text:style-name="P33">- <text:span text:style-name="T18">useful to prove moderate islamism</text:span></text:p>
      <text:p text:style-name="P33">- <text:span text:style-name="T18">dropped slowly, as EU is in crisis and Erdogan changes orientation to regional hegemony</text:span></text:p>
      <text:p text:style-name="P33"><text:span text:style-name="T18">2</text:span>.2 The role of islamism in 'conservative democracy'</text:p>
      <text:p text:style-name="P33">- <text:span text:style-name="T18">Islam is the religion of 99% of the turkish society, unites the people over the splits in society</text:span></text:p>
      <text:p text:style-name="P33">- <text:span text:style-name="T18">opposing the kemalist elite and the weaknesses in their ideology</text:span></text:p>
      <text:p text:style-name="P33">- <text:span text:style-name="T18">promoting religious freedom as democratic right</text:span></text:p>
      <text:p text:style-name="P33">- <text:span text:style-name="T18">changed from moderate to more radical (in 2007?)</text:span></text:p>
      <text:p text:style-name="P33"><text:span text:style-name="T18">3</text:span>. Change in signification of JDP's 'conservative democracy'</text:p>
      <text:p text:style-name="P33">- <text:span text:style-name="T19">dynamics of discourse tend to change the signification of terms and identities</text:span></text:p>
      <text:p text:style-name="P33">- <text:span text:style-name="T19">the simple answers, which the JDP gave to everyone, weren't enough at some point</text:span></text:p>
      <text:p text:style-name="P33">- <text:span text:style-name="T19">the meaning of 'conservative democracy' became more definite and exclusive, but why?</text:span></text:p>
      <text:p text:style-name="P33"><text:span text:style-name="T18">3</text:span>.1 <text:span text:style-name="T16">The loss of an enemy</text:span></text:p>
      <text:p text:style-name="P33">- <text:span text:style-name="T19">when JDP comes into power, the responsibility shifts to them</text:span></text:p>
      <text:p text:style-name="P33">- <text:span text:style-name="T19">the kemalists aren't responsible of the problems anymore</text:span></text:p>
      <text:p text:style-name="P33">- <text:span text:style-name="T19">therefore a new signified other is important to define the own identity</text:span></text:p>
      <text:p text:style-name="P31"><text:span text:style-name="T18">3</text:span>.2 Gaining new signification</text:p>
      <text:p text:style-name="P31">- <text:span text:style-name="T19">as the questions about 'conservative democracy' arise, its meaning becomes more definite</text:span></text:p>
      <text:p text:style-name="P31">- <text:span text:style-name="T19">meanings are excluded of the term to narrow the ideology down</text:span></text:p>
      <text:p text:style-name="P31">- <text:span text:style-name="T19">a new conservative turkish-national norm is established to save the power position of the ideology</text:span></text:p>
      <text:p text:style-name="P32"><text:span text:style-name="T18">4</text:span>. Random ideologies are random</text:p>
      <text:p text:style-name="P32">- <text:span text:style-name="T19">it was never important if Erdogan or the benefittors of 'conservative democracy' believed in it</text:span></text:p>
      <text:p text:style-name="P32">- <text:span text:style-name="T19">the parts of the ideology were disposable, but effective.</text:span></text:p>
      <text:p text:style-name="P32">- <text:span text:style-name="T20">empty signifiers are very fragile, as they only work until people fill them with meaning</text:span></text:p>
      <text:p text:style-name="P32">- <text:span text:style-name="T19">now the ideology of the JDP has moved from an empty signifier to a cultural hegemony</text:span></text:p>
      <text:p text:style-name="P32">- <text:span text:style-name="T20">this and other authoritarian measures are enforced, to secure the power of the JDP also without the ideology for everyone.</text:span></text:p>
      <text:p text:style-name="P32"/>
      <text:p text:style-name="P32"/>
      <text:p text:style-name="P32"/>
      <text:p text:style-name="P6">The Ideology of the JDP</text:p>
      <text:p text:style-name="P1"/>
      <text:p text:style-name="P2"><text:span text:style-name="T9">Thesis:</text:span> </text:p>
      <text:p text:style-name="P28">The ideology of the JDP is an empty signifier, used to close the splits in turkish society. </text:p>
      <text:p text:style-name="P29">The ideology of the JDP loses its transcendent character in the try of creating a cultural hegemony/norm of conservatism and authoritarianism.</text:p>
      <text:p text:style-name="P29">The splits inside of the turkish society are opened again by this development, as inclusiveness and tolerance don't serve the power ambitions of the JDP anymore. </text:p>
      <text:p text:style-name="P29">The JDP is forced to undertake this change, because it fears to lose its position in the political power network.</text:p>
      <text:p text:style-name="P1"/>
      <text:p text:style-name="P4"><text:soft-page-break/><text:span text:style-name="T1">h</text:span>istory</text:p>
      <text:p text:style-name="P3">- founded 2001</text:p>
      <text:p text:style-name="P3">- founding members came from the Virtue Party and the ANAP (liberal-conservative motherland party).</text:p>
      <text:p text:style-name="P3">- closure cases in 2002</text:p>
      <text:p text:style-name="P3"><text:s text:c="3"/>- 10 days before election, because Erdogan once read an antidemocratic islamist poem</text:p>
      <text:p text:style-name="P3">- and 2008</text:p>
      <text:p text:style-name="P3"><text:s text:c="3"/>- violated separation of state and religion, because of their ambitions to lift the ban of headscarves</text:p>
      <text:p text:style-name="P1">- <text:span text:style-name="T2">two-thirds of seats in 2002</text:span></text:p>
      <text:p text:style-name="P1">- <text:span text:style-name="T2">Erdogan prime minister in 2003</text:span></text:p>
      <text:p text:style-name="P1">- <text:span text:style-name="T2">democratic constitution reforms in 2007</text:span></text:p>
      <text:p text:style-name="P1">- <text:span text:style-name="T2">constitutional referendum in 2010, agreed by 58%</text:span></text:p>
      <text:p text:style-name="P1">- <text:span text:style-name="T2">merge with the People's Voice Party in 2012</text:span></text:p>
      <text:p text:style-name="P1">- <text:span text:style-name="T2">corruption scandal in 2013</text:span></text:p>
      <text:p text:style-name="P1"><text:s text:c="3"/>- <text:span text:style-name="T2">in the second wave of the scandal, two sons of Erdogan became targets of the investigation</text:span></text:p>
      <text:p text:style-name="P1"><text:s text:c="3"/>- <text:span text:style-name="T2">government fired high ranking police, Erdogan reshuffled his cabinet</text:span></text:p>
      <text:p text:style-name="P1">- <text:span text:style-name="T3">2013-14 gezi park protests against Erdogans government and for more democracy</text:span></text:p>
      <text:p text:style-name="P1">- <text:span text:style-name="T3">2015 as HDP enters parliament with 13%, Erdogans starts a war on the kurdish minority</text:span></text:p>
      <text:p text:style-name="P1"/>
      <text:p text:style-name="P5">Ideological shift</text:p>
      <text:p text:style-name="P28">the kemalist ideology could not serve the purpose of an empty signifier, due to its immanent character. So the conservative democracy emerged, as its emptyness closed differences in the society by making them equivalent in relation to the (non-)signified other. <text:span text:style-name="T17">The JDP used this power network, to gain hold in the political and economical power network in turkey.</text:span></text:p>
      <text:p text:style-name="P28">As time progresses though, people need to fill the signifier with meaning, and therefore it loses its emptyness. The JDP tries to resolve this loss of influence by using different power sources.</text:p>
      <text:p text:style-name="P13">first: conservative democracy</text:p>
      <text:p text:style-name="P13">- empty signifier, coming into discourse at 2002</text:p>
      <text:p text:style-name="P13">- <text:span text:style-name="T4">cosmopolitanism, tolerance, dialogue, european integration, inclusionary</text:span></text:p>
      <text:p text:style-name="P13">- <text:span text:style-name="T7">reformist, in Opposition to the Virtue Party's anti-western ideology</text:span></text:p>
      <text:p text:style-name="P13">- <text:span text:style-name="T6">Islam as a transcendent ideology beyond the social divisions of society</text:span></text:p>
      <text:p text:style-name="P14">second: advanced democracy</text:p>
      <text:p text:style-name="P13">- <text:span text:style-name="T5">from 2007</text:span></text:p>
      <text:p text:style-name="P12">- more authoritarian and exclusionary</text:p>
      <text:p text:style-name="P12">- <text:span text:style-name="T8">norm of conservative muslim turkish society, which turkey is evolving into</text:span></text:p>
      <text:p text:style-name="P12"/>
      <text:p text:style-name="P4">cultural hegemony</text:p>
      <text:p text:style-name="P3">islam and conservativism are made normal. The JDP creates the picture of a conservative turkish norm, which turkey is evolving to. In this narrative turkey is becoming itself again.</text:p>
      <text:p text:style-name="P3">Different approaches to culture, which intervene in the “natural” forms of society, are deemed dangerous, harmful and wrong.</text:p>
      <text:p text:style-name="P15">After a time of openness to the west in foreign politics, anti-western nationalism re<text:span text:style-name="T8">g</text:span>ains a large part of the JDP ideology. Atatürk is therefore rebranded as a fighter for islam against christianity and the west, to frame secularists as misinterpreters of Atatürks idea.</text:p>
      <text:p text:style-name="P16">The war against the kurds is enforced again, as they do not meet the criteria of the new social norm and are therefore considered dangerous for the nation. Liberal protests for democracy and freedom of speech are put down, because they are opposed to the values of “advanced democracy”.</text:p>
      <text:p text:style-name="P8"/>
      <text:p text:style-name="P9">Systems of designation</text:p>
      <text:p text:style-name="P17">language, ideology, society is a system of thought/designation</text:p>
      <text:p text:style-name="P17">inside this system, there are lots of signifiers, which are defined by difference and equivalence in comparison to each other, with changing roles, <text:span text:style-name="T10">difference = identity</text:span></text:p>
      <text:p text:style-name="P17"><text:soft-page-break/>every time you use a signifier, the whole totality of language is involved in the act of signification</text:p>
      <text:p text:style-name="P9">Borders of a designation system</text:p>
      <text:p text:style-name="P17">a system of designation has borders; these cannot be designated themselves, but only show up, when the system breaks down or is interrupted</text:p>
      <text:p text:style-name="P18">these borders are no neutral borders, which are defined in consensus by both sides of the borders</text:p>
      <text:p text:style-name="P18">instead they <text:span text:style-name="T10">are authentic borders, which </text:span>cannot be in<text:span text:style-name="T10">side</text:span> the system and therefore always implicate an exclusion</text:p>
      <text:p text:style-name="P9">Effects of ambivalence</text:p>
      <text:p text:style-name="P19">the signifiers only have an identity, because they are different from each other</text:p>
      <text:p text:style-name="P19">but they are equivalent to each other in relation to the exclusional border</text:p>
      <text:p text:style-name="P19">so the signifiers in these systems are very ambivalent, as they have a split identity</text:p>
      <text:p text:style-name="P19">because there is only a system when there is a negative <text:span text:style-name="T11">other</text:span><text:span text:style-name="T12">, split identities are necessary for every systemic identity; a system cannot define itself as positive</text:span></text:p>
      <text:p text:style-name="P7"><text:span text:style-name="T12">Empty signifier</text:span><text:span text:style-name="T13">s</text:span></text:p>
      <text:p text:style-name="P23">an empty signifier is the signifier of a pure extinction of all differences</text:p>
      <text:p text:style-name="P23">to make an empty signifier possible, everything excluded has to be constituted as purely negative</text:p>
      <text:p text:style-name="P23">you can create such a negativity only by demonizing everything excluded and wiping out its differences</text:p>
      <text:p text:style-name="P23">you cannot describe the borders, the radical exclusion, which is the foundation of all the differences, with another difference </text:p>
      <text:p text:style-name="P23">the use of empty signifiers is necessary, if you want to describe the borders of a designation system</text:p>
      <text:p text:style-name="P23">you can extinct the ambivalence between difference and equivalence only by privileging aquivalence in difference to the excluded, by creating an empty signifier</text:p>
      <text:p text:style-name="P10"/>
      <text:p text:style-name="P11">Transcendent ideology</text:p>
      <text:p text:style-name="P22">creates sacred form of authority, beyond existing institutions</text:p>
      <text:p text:style-name="P22">develops a powerful autonomous role if it creates possibility of greater cooperation beyond the reach of secular institutions </text:p>
      <text:p text:style-name="P22">dependent on diffused power techniques and universal infrastructures</text:p>
      <text:p text:style-name="P26">Transcendent ideology or empty signifier?</text:p>
      <text:p text:style-name="P20">How transcendent is the ideology of the JDP?</text:p>
      <text:p text:style-name="P20">Doesn't the empty signifier theory fit better to explain the emergence of a new hegemony?</text:p>
      <text:p text:style-name="P20">Why not both?</text:p>
      <text:p text:style-name="P21">The two theories correspond: to conquer larger parts of turkish society, JDP needed an ideology. Therefore they created an ideology which can be seen as an empty signifier, though parts of it are better analysed with Michael Manns theory.</text:p>
      <text:p text:style-name="P26">Which part plays the membership in the EU in JDPs ideology?</text:p>
      <text:p text:style-name="P23">Does it create a 'beyond' in the designation system? I guess not, as it isn't constituting identity</text:p>
      <text:p text:style-name="P24">membership in the EU is the obvious solution to turkey's problems (financial crisis)</text:p>
      <text:p text:style-name="P24">helps in promoting a moderate islam, not getting identified as 'islamist'</text:p>
      <text:p text:style-name="P25">no dynamic outcome of the ideological system </text:p>
      <text:p text:style-name="P27">Which part plays the Islam in the JDPs ideology?</text:p>
      <text:p text:style-name="P24">Islam is definitely transcendent, though huge parts of the society are moderate</text:p>
      <text:p text:style-name="P24">defining the regime as oppressive reconciles/equivalences the different islamic beliefs in society</text:p>
      <text:p text:style-name="P24">without such a regime the empty signifier has no negative signified anymore and differences come back into the designation system</text:p>
      <text:p text:style-name="P25">the signifier is now asked to signify something, 'advanced democracy' emerges</text:p>
      <text:p text:style-name="P2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09T22:07:21.621491002</meta:creation-date>
    <dc:date>2016-03-28T17:47:42.079807584</dc:date>
    <meta:editing-duration>PT3H50M51S</meta:editing-duration>
    <meta:editing-cycles>9</meta:editing-cycles>
    <meta:generator>LibreOffice/4.3.3.2$Linux_X86_64 LibreOffice_project/430m0$Build-2</meta:generator>
    <meta:document-statistic meta:table-count="0" meta:image-count="0" meta:object-count="0" meta:page-count="3" meta:paragraph-count="116" meta:word-count="1473" meta:character-count="9076" meta:non-whitespace-character-count="7700"/>
  </office:meta>
</office:document-meta>
</file>